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51b" officeooo:paragraph-rsid="000b751b"/>
    </style:style>
    <style:style style:name="P2" style:family="paragraph" style:parent-style-name="Standard">
      <style:text-properties fo:font-size="14pt" fo:font-weight="bold" officeooo:rsid="000b751b" officeooo:paragraph-rsid="000b751b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ecdcd" officeooo:paragraph-rsid="000ecdcd"/>
    </style:style>
    <style:style style:name="P4" style:family="paragraph" style:parent-style-name="Standard" style:list-style-name="L1">
      <style:text-properties officeooo:rsid="000ecdcd" officeooo:paragraph-rsid="000ecdcd"/>
    </style:style>
    <style:style style:name="P5" style:family="paragraph" style:parent-style-name="Standard" style:list-style-name="L2">
      <style:text-properties officeooo:rsid="000ecdcd" officeooo:paragraph-rsid="000ecd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äärittelydokumentti – OTM-harjoitustyö</text:p>
      <text:p text:style-name="P1">Akseli Nurmi</text:p>
      <text:p text:style-name="P1">27.3.2018</text:p>
      <text:p text:style-name="P1"/>
      <text:p text:style-name="P1"/>
      <text:p text:style-name="P2">Vaatimusmäärittely - Sudoku+</text:p>
      <text:p text:style-name="P1"/>
      <text:p text:style-name="P1">Sovelluksen tarkoitus</text:p>
      <text:p text:style-name="P1"><text:tab/>Sovellus on japanilaislähtöinen sudoku-peli, jota on jatkettu toiminnallisuudella lisätä omia <text:tab/>sudokupohjia. Käyttäjänä toimii pelaaja, joka voi myös halutessaan lisätä sovelluksen <text:tab/>mukana tulevaan tietokantaan sudokupohjia.</text:p>
      <text:p text:style-name="P1"/>
      <text:p text:style-name="P1"/>
      <text:p text:style-name="P3">Sovelluksen toiminnallisuus</text:p>
      <text:p text:style-name="P3"/>
      <text:list xml:id="list3496173289027125637" text:style-name="L1">
        <text:list-item>
          <text:p text:style-name="P4">Käyttäjä voi pelata sudoku-peliä </text:p>
        </text:list-item>
        <text:list-item>
          <text:p text:style-name="P4">Käyttäjä voi lisätä sudokupohjia</text:p>
        </text:list-item>
        <text:list-item>
          <text:p text:style-name="P4">Sovellus kertoo tarkistettaessa, mikäli sudoku on oikein</text:p>
        </text:list-item>
        <text:list-item>
          <text:p text:style-name="P4">Sovellus kertoo pelattavan pelin vaikeudun asteikolla helppo – keskivaikea – vaikea</text:p>
        </text:list-item>
      </text:list>
      <text:p text:style-name="P3"/>
      <text:p text:style-name="P3">Jatkokehitysideoita</text:p>
      <text:p text:style-name="P3"/>
      <text:list xml:id="list921100128767503519" text:style-name="L2">
        <text:list-item>
          <text:p text:style-name="P5">“Huijauskoodi”-kenttä, jolla kaikki sudokut ratkavat nappia painamalla (hyödyllinen esim sanomalehtisudokujen harrastajille)</text:p>
        </text:list-item>
        <text:list-item>
          <text:p text:style-name="P5">Ratkaistujen sudokujen tarkastelu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9:03:43.200438687</meta:creation-date>
    <dc:date>2018-03-27T19:47:59.597930826</dc:date>
    <meta:editing-duration>PT2M3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81" meta:character-count="747" meta:non-whitespace-character-count="679"/>
  </office:meta>
</office:document-meta>
</file>